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a97" officeooo:paragraph-rsid="0003ea97"/>
    </style:style>
    <style:style style:name="P2" style:family="paragraph" style:parent-style-name="Standard">
      <style:text-properties officeooo:rsid="00054600" officeooo:paragraph-rsid="00054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.Write a C program to convert specified dayes into years, weeks and days.</text:p>
      <text:p text:style-name="P2">10. Write a C program to find distance between two point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8T11:16:19.316513064</meta:creation-date>
    <dc:date>2023-09-18T11:54:48.067785834</dc:date>
    <meta:editing-duration>PT18M8S</meta:editing-duration>
    <meta:editing-cycles>1</meta:editing-cycles>
    <meta:document-statistic meta:table-count="0" meta:image-count="0" meta:object-count="0" meta:page-count="1" meta:paragraph-count="2" meta:word-count="24" meta:character-count="133" meta:non-whitespace-character-count="110"/>
    <meta:generator>LibreOffice/6.4.7.2$Linux_X86_64 LibreOffice_project/40$Build-2</meta:generator>
  </office:meta>
</office:document-meta>
</file>